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4e6b" officeooo:paragraph-rsid="00074e6b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3f685" officeooo:paragraph-rsid="0003f685"/>
    </style:style>
    <style:style style:name="P4" style:family="paragraph" style:parent-style-name="Text_20_body">
      <style:paragraph-properties fo:text-align="start" style:justify-single-word="false"/>
      <style:text-properties officeooo:rsid="0005bb16" officeooo:paragraph-rsid="0005bb16"/>
    </style:style>
    <style:style style:name="P5" style:family="paragraph" style:parent-style-name="Text_20_body">
      <style:paragraph-properties fo:text-align="start" style:justify-single-word="false"/>
      <style:text-properties officeooo:rsid="00060592" officeooo:paragraph-rsid="00060592"/>
    </style:style>
    <style:style style:name="P6" style:family="paragraph" style:parent-style-name="Text_20_body">
      <style:paragraph-properties fo:text-align="start" style:justify-single-word="false"/>
      <style:text-properties officeooo:rsid="00074e6b" officeooo:paragraph-rsid="00074e6b"/>
    </style:style>
    <style:style style:name="P7" style:family="paragraph" style:parent-style-name="Text_20_body">
      <style:paragraph-properties fo:text-align="start" style:justify-single-word="false"/>
      <style:text-properties officeooo:rsid="0007abe8" officeooo:paragraph-rsid="0007abe8"/>
    </style:style>
    <style:style style:name="P8" style:family="paragraph" style:parent-style-name="Text_20_body">
      <style:paragraph-properties fo:text-align="start" style:justify-single-word="false"/>
      <style:text-properties officeooo:rsid="000a6412" officeooo:paragraph-rsid="000a6412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3f685"/>
    </style:style>
    <style:style style:name="T2" style:family="text">
      <style:text-properties officeooo:rsid="00060592"/>
    </style:style>
    <style:style style:name="T3" style:family="text">
      <style:text-properties officeooo:rsid="00074e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Meeting 1: Thu 18 Oct (Practical)</text:span></text:h>
      <text:p text:style-name="P2"/>
      <text:p text:style-name="P3"/>
      <text:p text:style-name="P3"><text:tab/>Work out the user experience and then work back to see how we are going to achieve that</text:p>
      <text:p text:style-name="P3">What we need from them:</text:p>
      <text:p text:style-name="P3"><text:tab/>What pages would they want.</text:p>
      <text:p text:style-name="P3"><text:tab/><text:tab/>Contact page</text:p>
      <text:p text:style-name="P3"><text:tab/><text:tab/><text:span text:style-name="T2">Maybe a more specific page about having a form that can upload files</text:span></text:p>
      <text:p text:style-name="P3"><text:tab/><text:tab/>Home page</text:p>
      <text:p text:style-name="P3"><text:tab/><text:tab/><text:span text:style-name="T2">About us</text:span></text:p>
      <text:p text:style-name="P3"><text:tab/><text:tab/><text:tab/><text:span text:style-name="T2">Members Volunteers</text:span></text:p>
      <text:p text:style-name="P3"><text:tab/><text:tab/><text:span text:style-name="T2">Testemonials (maybe they will be in the front page)</text:span></text:p>
      <text:p text:style-name="P1"><text:tab/><text:tab/>Donation page</text:p>
      <text:p text:style-name="P6"><text:tab/><text:tab/>Newsletter maybe about events they are organizing</text:p>
      <text:p text:style-name="P6"><text:tab/><text:tab/>Footnotes</text:p>
      <text:p text:style-name="P6"><text:tab/><text:tab/>Partner’s page</text:p>
      <text:p text:style-name="P6"><text:tab/><text:tab/>Donatotion thank you page</text:p>
      <text:p text:style-name="P6"/>
      <text:p text:style-name="P7"><text:tab/>Logos</text:p>
      <text:p text:style-name="P7"><text:tab/>About us section</text:p>
      <text:p text:style-name="P7"><text:tab/>We are going to need a blog</text:p>
      <text:p text:style-name="P3"><text:span text:style-name="T3">Ideas: Maybe have an admin version of it that people will need to so that they manage the site</text:span></text:p>
      <text:p text:style-name="P6">Problem: How are we making the admins manage the site</text:p>
      <text:p text:style-name="P6"><text:tab/><text:tab/></text:p>
      <text:p text:style-name="P6"><text:tab/>Do they want admin pages/ upcoming events</text:p>
      <text:p text:style-name="P6"><text:tab/>If we are dealing with passwords then hash and salt the passwords</text:p>
      <text:p text:style-name="P6"><text:tab/></text:p>
      <text:p text:style-name="P3"/>
      <text:p text:style-name="P4">Discussion on which programs we should use. Selected ones so far are Github and Slack</text:p>
      <text:p text:style-name="P5">Setting up accounts and repositories for the apps that we will use</text:p>
      <text:p text:style-name="P5"/>
      <text:p text:style-name="P8"><text:soft-page-break/>Have adming pages for them</text:p>
      <text:p text:style-name="P8">More towns rather than just Durham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15:18.040474895</meta:creation-date>
    <dc:date>2018-10-18T16:20:20.435466722</dc:date>
    <meta:editing-duration>PT55M33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28" meta:word-count="177" meta:character-count="991" meta:non-whitespace-character-count="807"/>
  </office:meta>
</office:document-meta>
</file>